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92106" officeooo:paragraph-rsid="00192106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92106" officeooo:paragraph-rsid="00192106" style:font-weight-asian="bold" style:font-weight-complex="bold"/>
    </style:style>
    <style:style style:name="P3" style:family="paragraph" style:parent-style-name="Standard" style:list-style-name="L10">
      <style:text-properties style:text-underline-style="solid" style:text-underline-width="auto" style:text-underline-color="font-color" officeooo:paragraph-rsid="001e00b9"/>
    </style:style>
    <style:style style:name="P4" style:family="paragraph" style:parent-style-name="Standard">
      <style:text-properties officeooo:paragraph-rsid="001c74ac"/>
    </style:style>
    <style:style style:name="P5" style:family="paragraph" style:parent-style-name="Standard">
      <style:text-properties officeooo:paragraph-rsid="001e00b9"/>
    </style:style>
    <style:style style:name="P6" style:family="paragraph" style:parent-style-name="Standard" style:list-style-name="L1">
      <style:text-properties officeooo:paragraph-rsid="001e00b9"/>
    </style:style>
    <style:style style:name="P7" style:family="paragraph" style:parent-style-name="Standard" style:list-style-name="L2">
      <style:text-properties officeooo:paragraph-rsid="001e00b9"/>
    </style:style>
    <style:style style:name="P8" style:family="paragraph" style:parent-style-name="Standard" style:list-style-name="L3">
      <style:text-properties officeooo:paragraph-rsid="001e00b9"/>
    </style:style>
    <style:style style:name="P9" style:family="paragraph" style:parent-style-name="Standard" style:list-style-name="L4">
      <style:text-properties officeooo:paragraph-rsid="001e00b9"/>
    </style:style>
    <style:style style:name="P10" style:family="paragraph" style:parent-style-name="Standard" style:list-style-name="L5">
      <style:text-properties officeooo:paragraph-rsid="001e00b9"/>
    </style:style>
    <style:style style:name="P11" style:family="paragraph" style:parent-style-name="Standard" style:list-style-name="L6">
      <style:text-properties officeooo:paragraph-rsid="001e00b9"/>
    </style:style>
    <style:style style:name="P12" style:family="paragraph" style:parent-style-name="Standard" style:list-style-name="L7">
      <style:text-properties officeooo:paragraph-rsid="001e00b9"/>
    </style:style>
    <style:style style:name="P13" style:family="paragraph" style:parent-style-name="Standard" style:list-style-name="L8">
      <style:text-properties officeooo:paragraph-rsid="001e00b9"/>
    </style:style>
    <style:style style:name="P14" style:family="paragraph" style:parent-style-name="Standard" style:list-style-name="L9">
      <style:text-properties officeooo:paragraph-rsid="001e00b9"/>
    </style:style>
    <style:style style:name="P15" style:family="paragraph" style:parent-style-name="Standard" style:list-style-name="L10">
      <style:text-properties officeooo:paragraph-rsid="001e00b9"/>
    </style:style>
    <style:style style:name="P16" style:family="paragraph" style:parent-style-name="Standard" style:list-style-name="L11">
      <style:text-properties officeooo:paragraph-rsid="001e00b9"/>
    </style:style>
    <style:style style:name="P17" style:family="paragraph" style:parent-style-name="Standard" style:list-style-name="L12">
      <style:text-properties officeooo:paragraph-rsid="001e00b9"/>
    </style:style>
    <style:style style:name="T1" style:family="text">
      <style:text-properties officeooo:rsid="001c74a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caf7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ICSART</text:span>: </text:p>
      <text:p text:style-name="P2"/>
      <text:p text:style-name="Standard">Outline for the Presentation and Defense of the Project </text:p>
      <text:p text:style-name="Standard"/>
      <text:p text:style-name="P5">1. Introduction (2-3 minutes)</text:p>
      <text:list text:style-name="L2">
        <text:list-item>
          <text:p text:style-name="P7">Personal introduction: Name and a brief description of your role as a user of the app (e.g., "I am regular user of this app for..."). </text:p>
        </text:list-item>
      </text:list>
      <text:p text:style-name="P5">App introduction: </text:p>
      <text:list text:style-name="L1">
        <text:list-item>
          <text:p text:style-name="P6">Name of the application. </text:p>
        </text:list-item>
        <text:list-item>
          <text:p text:style-name="P6">Type of application (category or sector: health, productivity, finance, etc.). </text:p>
        </text:list-item>
        <text:list-item>
          <text:p text:style-name="P6">Main purpose of the app.</text:p>
        </text:list-item>
      </text:list>
      <text:p text:style-name="Standard"/>
      <text:p text:style-name="P5">2. General information about the app (5 minutes)</text:p>
      <text:p text:style-name="P5">Developers: </text:p>
      <text:list text:style-name="L3">
        <text:list-item>
          <text:p text:style-name="P8">Name of the company or developers. </text:p>
        </text:list-item>
        <text:list-item>
          <text:p text:style-name="P8">Brief history or interesting facts about its creation. </text:p>
        </text:list-item>
      </text:list>
      <text:p text:style-name="P5">Availability: </text:p>
      <text:list text:style-name="L4">
        <text:list-item>
          <text:p text:style-name="P9">Platforms where it is available (Android, iOS, web, etc.) </text:p>
        </text:list-item>
        <text:list-item>
          <text:p text:style-name="P9">Business model: free, freemium, subscription, etc. </text:p>
        </text:list-item>
      </text:list>
      <text:p text:style-name="P5"/>
      <text:p text:style-name="P5">Target audience: </text:p>
      <text:list text:style-name="L5">
        <text:list-item>
          <text:p text:style-name="P10">Who is the app designed for? </text:p>
        </text:list-item>
        <text:list-item>
          <text:p text:style-name="P10">What problem does it solve or what need does it address?</text:p>
        </text:list-item>
      </text:list>
      <text:p text:style-name="P4"/>
      <text:p text:style-name="P5">3. Key functionalities (6-7 minutes)</text:p>
      <text:p text:style-name="P5">Description of key features: </text:p>
      <text:list text:style-name="L7">
        <text:list-item>
          <text:p text:style-name="P12">Select at least three main features. </text:p>
        </text:list-item>
        <text:list-item>
          <text:p text:style-name="P12">Explain them clearly and simply. </text:p>
        </text:list-item>
        <text:list-item>
          <text:p text:style-name="P12">What value do they provide to the user?</text:p>
        </text:list-item>
      </text:list>
      <text:p text:style-name="P5">Highlights: </text:p>
      <text:list text:style-name="L6">
        <text:list-item>
          <text:p text:style-name="P11">User Interface (UI): Is it easy to use? W<text:span text:style-name="T1">hy?</text:span> </text:p>
        </text:list-item>
        <text:list-item>
          <text:p text:style-name="P11">User Experience (UX): How intuitive is navigation? What makes it efficie<text:span text:style-name="T1">nt</text:span></text:p>
        </text:list-item>
      </text:list>
      <text:p text:style-name="P4"/>
      <text:p text:style-name="P5">5. Critical analysis (3-4 minutes)</text:p>
      <text:p text:style-name="P5">Advantages: </text:p>
      <text:list text:style-name="L8">
        <text:list-item>
          <text:p text:style-name="P13">What makes this app stand out compared to others? </text:p>
        </text:list-item>
        <text:list-item>
          <text:p text:style-name="P13">What are its strengths? </text:p>
        </text:list-item>
      </text:list>
      <text:p text:style-name="P5">Limitations: </text:p>
      <text:list text:style-name="L9">
        <text:list-item>
          <text:p text:style-name="P14">What aspects could be improved? </text:p>
        </text:list-item>
        <text:list-item>
          <text:p text:style-name="P14">Opinion on potential future features or necessary improvements. </text:p>
        </text:list-item>
      </text:list>
      <text:p text:style-name="P5">Comparison: </text:p>
      <text:list text:style-name="L10">
        <text:list-item>
          <text:p text:style-name="P15">Are there similar apps? If yes, how does this one differ? </text:p>
          <text:p text:style-name="P3"/>
        </text:list-item>
      </text:list>
      <text:p text:style-name="P5">6. Conclusion (1-2 minutes)</text:p>
      <text:p text:style-name="P5">App summary: </text:p>
      <text:list text:style-name="L11">
        <text:list-item>
          <text:p text:style-name="P16">A brief statement about the value it provides. </text:p>
        </text:list-item>
      </text:list>
      <text:p text:style-name="P5">Recommendation: </text:p>
      <text:list text:style-name="L12">
        <text:list-item>
          <text:p text:style-name="P17">Would you recommend this app to other users? Why? What type of user would benefit the most?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22:13:49.028000000</meta:creation-date>
    <dc:date>2025-01-13T22:30:33.237000000</dc:date>
    <meta:editing-duration>PT16M42S</meta:editing-duration>
    <meta:editing-cycles>6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41" meta:word-count="267" meta:character-count="1571" meta:non-whitespace-character-count="1336"/>
  </office:meta>
</office:document-meta>
</file>